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300000055831BDB21D2C77402.png" manifest:media-type="image/png"/>
  <manifest:file-entry manifest:full-path="Pictures/100000000000015300000055BD38E8751F5B6CEB.png" manifest:media-type="image/png"/>
  <manifest:file-entry manifest:full-path="Pictures/10000000000001530000006C5136F06D9D7DCB2B.png" manifest:media-type="image/png"/>
  <manifest:file-entry manifest:full-path="Pictures/1000000000000151000000694EA117D4E512CFAF.png" manifest:media-type="image/png"/>
  <manifest:file-entry manifest:full-path="Pictures/100000000000015300000055AF909A6CA392A7C1.png" manifest:media-type="image/png"/>
  <manifest:file-entry manifest:full-path="Pictures/100000000000015300000053A35086C13FC03A79.png" manifest:media-type="image/png"/>
  <manifest:file-entry manifest:full-path="Pictures/10000000000001E000000055096B1378512AACD9.png" manifest:media-type="image/png"/>
  <manifest:file-entry manifest:full-path="Pictures/100000000000015200000080C9C8BB8AA20F73E8.png" manifest:media-type="image/png"/>
  <manifest:file-entry manifest:full-path="Pictures/10000000000001BD00000059ECB6BF3730F24CF4.png" manifest:media-type="image/png"/>
  <manifest:file-entry manifest:full-path="Pictures/100000000000015300000095F67B194FFCC5DC1C.png" manifest:media-type="image/png"/>
  <manifest:file-entry manifest:full-path="Pictures/10000000000001BD00000056201ACD5AFD059602.png" manifest:media-type="image/png"/>
  <manifest:file-entry manifest:full-path="Pictures/10000000000001BD00000056D24CE4EE8C261842.png" manifest:media-type="image/png"/>
  <manifest:file-entry manifest:full-path="Pictures/10000000000001D400000043F76DAFD8F78F16A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start="Arrowheads_20_3" draw:marker-start-width="0.3cm" draw:marker-end="Arrowheads_20_4" draw:marker-end-width="0.3cm" draw:fill="none" draw:textarea-vertical-align="middle"/>
    </style:style>
    <style:style style:name="gr3" style:family="graphic" style:parent-style-name="objectwithoutfill">
      <style:graphic-properties draw:marker-start="Arrowheads_20_5" draw:marker-start-width="0.3cm" draw:marker-end="Arrowheads_20_6" draw:marker-end-width="0.3cm" draw:fill="none" draw:textarea-vertical-align="middle"/>
    </style:style>
    <style:style style:name="gr4" style:family="graphic" style:parent-style-name="objectwithoutfill">
      <style:graphic-properties draw:marker-start="Arrowheads_20_7" draw:marker-start-width="0.3cm" draw:marker-end="Arrowheads_20_8" draw:marker-end-width="0.3cm" draw:fill="none" draw:textarea-vertical-align="middle"/>
    </style:style>
    <style:style style:name="gr5" style:family="graphic" style:parent-style-name="objectwithoutfill">
      <style:graphic-properties draw:marker-start="Arrowheads_20_9" draw:marker-start-width="0.3cm" draw:marker-end="Arrowheads_20_10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xml:id="id4" draw:id="id4" draw:layer="layout" svg:width="12.379cm" svg:height="1.771cm" svg:x="1.067cm" svg:y="18.526cm">
          <draw:image xlink:href="Pictures/10000000000001D400000043F76DAFD8F78F16AF.png" xlink:type="simple" xlink:show="embed" xlink:actuate="onLoad" draw:mime-type="image/png">
            <text:p/>
          </draw:image>
        </draw:frame>
        <draw:frame draw:style-name="gr1" draw:text-style-name="P1" xml:id="id2" draw:id="id2" draw:layer="layout" svg:width="11.771cm" svg:height="2.274cm" svg:x="1cm" svg:y="10.525cm">
          <draw:image xlink:href="Pictures/10000000000001BD00000056D24CE4EE8C261842.png" xlink:type="simple" xlink:show="embed" xlink:actuate="onLoad" draw:mime-type="image/png">
            <text:p/>
          </draw:image>
        </draw:frame>
        <draw:frame draw:style-name="gr1" draw:text-style-name="P1" xml:id="id3" draw:id="id3" draw:layer="layout" svg:width="11.771cm" svg:height="2.274cm" svg:x="1.04cm" svg:y="14.474cm">
          <draw:image xlink:href="Pictures/10000000000001BD00000056201ACD5AFD059602.png" xlink:type="simple" xlink:show="embed" xlink:actuate="onLoad" draw:mime-type="image/png">
            <text:p/>
          </draw:image>
        </draw:frame>
        <draw:frame draw:style-name="gr1" draw:text-style-name="P1" xml:id="id1" draw:id="id1" draw:layer="layout" svg:width="11.771cm" svg:height="2.353cm" svg:x="1.04cm" svg:y="6.267cm">
          <draw:image xlink:href="Pictures/10000000000001BD00000059ECB6BF3730F24CF4.png" xlink:type="simple" xlink:show="embed" xlink:actuate="onLoad" draw:mime-type="image/png">
            <text:p/>
          </draw:image>
        </draw:frame>
        <draw:frame draw:style-name="gr1" draw:text-style-name="P1" xml:id="id5" draw:id="id5" draw:layer="layout" svg:width="12.697cm" svg:height="2.247cm" svg:x="1cm" svg:y="1cm">
          <draw:image xlink:href="Pictures/10000000000001E000000055096B1378512AACD9.png" xlink:type="simple" xlink:show="embed" xlink:actuate="onLoad" draw:mime-type="image/png">
            <text:p/>
          </draw:image>
        </draw:frame>
        <draw:frame draw:style-name="gr1" draw:text-style-name="P1" draw:layer="layout" svg:width="8.914cm" svg:height="2.776cm" svg:x="15.351cm" svg:y="3.05cm">
          <draw:image xlink:href="Pictures/1000000000000151000000694EA117D4E512CFAF.png" xlink:type="simple" xlink:show="embed" xlink:actuate="onLoad" draw:mime-type="image/png">
            <text:p/>
          </draw:image>
        </draw:frame>
        <draw:frame draw:style-name="gr1" draw:text-style-name="P1" draw:layer="layout" svg:width="8.94cm" svg:height="3.385cm" svg:x="6.209cm" svg:y="2.778cm">
          <draw:image xlink:href="Pictures/100000000000015200000080C9C8BB8AA20F73E8.png" xlink:type="simple" xlink:show="embed" xlink:actuate="onLoad" draw:mime-type="image/png">
            <text:p/>
          </draw:image>
        </draw:frame>
        <draw:frame draw:style-name="gr1" draw:text-style-name="P1" draw:layer="layout" svg:width="8.967cm" svg:height="2.856cm" svg:x="15.426cm" svg:y="7.822cm">
          <draw:image xlink:href="Pictures/10000000000001530000006C5136F06D9D7DCB2B.png" xlink:type="simple" xlink:show="embed" xlink:actuate="onLoad" draw:mime-type="image/png">
            <text:p/>
          </draw:image>
        </draw:frame>
        <draw:frame draw:style-name="gr1" draw:text-style-name="P1" draw:layer="layout" svg:width="8.967cm" svg:height="2.194cm" svg:x="6.13cm" svg:y="8.112cm">
          <draw:image xlink:href="Pictures/100000000000015300000053A35086C13FC03A79.png" xlink:type="simple" xlink:show="embed" xlink:actuate="onLoad" draw:mime-type="image/png">
            <text:p/>
          </draw:image>
        </draw:frame>
        <draw:frame draw:style-name="gr1" draw:text-style-name="P1" draw:layer="layout" svg:width="8.967cm" svg:height="3.94cm" svg:x="15.528cm" svg:y="11.033cm">
          <draw:image xlink:href="Pictures/100000000000015300000095F67B194FFCC5DC1C.png" xlink:type="simple" xlink:show="embed" xlink:actuate="onLoad" draw:mime-type="image/png">
            <text:p/>
          </draw:image>
        </draw:frame>
        <draw:frame draw:style-name="gr1" draw:text-style-name="P1" draw:layer="layout" svg:width="8.967cm" svg:height="2.247cm" svg:x="6.207cm" svg:y="12.176cm">
          <draw:image xlink:href="Pictures/100000000000015300000055BD38E8751F5B6CEB.png" xlink:type="simple" xlink:show="embed" xlink:actuate="onLoad" draw:mime-type="image/png">
            <text:p/>
          </draw:image>
        </draw:frame>
        <draw:frame draw:style-name="gr1" draw:text-style-name="P1" draw:layer="layout" svg:width="8.967cm" svg:height="2.247cm" svg:x="15.551cm" svg:y="16.139cm">
          <draw:image xlink:href="Pictures/100000000000015300000055831BDB21D2C77402.png" xlink:type="simple" xlink:show="embed" xlink:actuate="onLoad" draw:mime-type="image/png">
            <text:p/>
          </draw:image>
        </draw:frame>
        <draw:frame draw:style-name="gr1" draw:text-style-name="P1" draw:layer="layout" svg:width="8.967cm" svg:height="2.247cm" svg:x="6.257cm" svg:y="16.152cm">
          <draw:image xlink:href="Pictures/100000000000015300000055AF909A6CA392A7C1.png" xlink:type="simple" xlink:show="embed" xlink:actuate="onLoad" draw:mime-type="image/png">
            <text:p/>
          </draw:image>
        </draw:frame>
        <draw:connector draw:style-name="gr2" draw:text-style-name="P2" draw:layer="layout" draw:type="curve" draw:line-skew="11.908cm" svg:x1="12.811cm" svg:y1="7.443cm" svg:x2="12.771cm" svg:y2="11.662cm" draw:start-shape="id1" draw:end-shape="id2" draw:end-glue-point="1" svg:d="M12811 7443c18612 0 18632 4219-40 4219" svg:viewBox="0 0 14003 4220">
          <text:p/>
        </draw:connector>
        <draw:connector draw:style-name="gr3" draw:text-style-name="P2" draw:layer="layout" draw:type="curve" draw:line-skew="11.899cm" svg:x1="12.771cm" svg:y1="11.662cm" svg:x2="12.811cm" svg:y2="15.611cm" draw:start-shape="id2" draw:start-glue-point="1" draw:end-shape="id3" svg:d="M12771 11662c18658 0 18638 3949 40 3949" svg:viewBox="0 0 13992 3950">
          <text:p/>
        </draw:connector>
        <draw:connector draw:style-name="gr4" draw:text-style-name="P2" draw:layer="layout" draw:type="curve" draw:line-skew="11.277cm" svg:x1="12.811cm" svg:y1="15.611cm" svg:x2="13.446cm" svg:y2="19.411cm" draw:start-shape="id3" draw:end-shape="id4" draw:end-glue-point="1" svg:d="M12811 15611c18618 0 18300 3800 635 3800" svg:viewBox="0 0 13925 3801">
          <text:p/>
        </draw:connector>
        <draw:connector draw:style-name="gr5" draw:text-style-name="P2" draw:layer="layout" draw:type="curve" draw:line-skew="11.085cm" svg:x1="13.697cm" svg:y1="2.123cm" svg:x2="12.811cm" svg:y2="7.443cm" draw:start-shape="id5" draw:start-glue-point="1" draw:end-shape="id1" draw:end-glue-point="1" svg:d="M13697 2123c17377 0 17820 5320-886 5320" svg:viewBox="0 0 13976 532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9-09T16:45:22.928860218</meta:creation-date>
    <dc:date>2020-09-10T14:46:52.594966193</dc:date>
    <meta:editing-duration>PT20H54M18S</meta:editing-duration>
    <meta:editing-cycles>3</meta:editing-cycles>
    <meta:generator>LibreOffice/7.0.1.2$Linux_X86_64 LibreOffice_project/00$Build-2</meta:generator>
    <meta:document-statistic meta:object-count="17"/>
  </office:meta>
</office:document-meta>
</file>